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8714" officeooo:paragraph-rsid="000a8714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a223" officeooo:paragraph-rsid="000ca22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d2a49" officeooo:paragraph-rsid="000d2a4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e2bb9" officeooo:paragraph-rsid="000e2bb9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bae4b" officeooo:paragraph-rsid="000bae4b" style:font-size-asian="16pt" style:font-weight-asian="normal" style:font-size-complex="16pt" style:font-weight-complex="normal"/>
    </style:style>
    <style:style style:name="P6" style:family="paragraph" style:parent-style-name="Text_20_body">
      <style:text-properties fo:font-size="16pt" officeooo:rsid="000e2bb9" officeooo:paragraph-rsid="000e2bb9" style:font-size-asian="14pt" style:font-size-complex="16pt"/>
    </style:style>
    <style:style style:name="P7" style:family="paragraph" style:parent-style-name="Text_20_body">
      <style:text-properties officeooo:rsid="000e2bb9" officeooo:paragraph-rsid="000e2b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2a49" style:font-style-asian="normal" style:font-style-complex="normal"/>
    </style:style>
    <style:style style:name="T4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0pt" fo:font-style="normal" style:text-underline-style="none" fo:font-weight="normal" officeooo:rsid="000e2bb9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51"/></text:span><text:s text:c="5"/><text:span text:style-name="T5"><text:s/>DAA-CIA <text:s text:c="2"/></text:span><text:span text:style-name="T6"><text:s text:c="19"/>-</text:span><text:span text:style-name="T7">Sudiksaa s v</text:span></text:p>
      <text:p text:style-name="P1"><text:span text:style-name="T5"/></text:p>
      <text:p text:style-name="P5"><text:span text:style-name="T2">Explanation</text:span></text:p>
      <text:p text:style-name="P5"><text:span text:style-name="T2"/></text:p>
      <text:p text:style-name="P2"><text:span text:style-name="T2">I’ve chosen c language for my prgorams as I’m more familiar and comfortable with this language.</text:span></text:p>
      <text:p text:style-name="P5"><text:span text:style-name="T2"/></text:p>
      <text:p text:style-name="P2"><text:span text:style-name="T2">Usually Prim’s and Kruskal’s algorithms cannot be used for directed graphs. However in this case, when these 2 algorithms are used we get the same minimum cost i.e 2.(undirectd graph also gives us 2 as the min cost).</text:span></text:p>
      <text:p text:style-name="P2"><text:span text:style-name="T2">We get the same path as well for the graphs.</text:span><text:span text:style-name="T3">This is because all 6 nodes have an indegree that is greater than 0 so prims and kruskal’s algorithms work in this case. However it might not work for other directed graphs.</text:span></text:p>
      <text:p text:style-name="P2"><text:span text:style-name="T3"/></text:p>
      <text:p text:style-name="P2"><text:span text:style-name="T3"/></text:p>
      <text:p text:style-name="P3"><text:span text:style-name="T2">For dijkstra’s algorithm,we get two different min costs for undirected graph and undirected graph.</text:span></text:p>
      <text:p text:style-name="P3"><text:span text:style-name="T2"/></text:p>
      <text:p text:style-name="P4"><text:span text:style-name="T2">For directed graph</text:span></text:p>
      <text:p text:style-name="P4"><text:span text:style-name="T2"/></text:p>
      <text:p text:style-name="P7"><text:span text:style-name="T2">S to</text:span></text:p>
      <text:p text:style-name="P7"><text:span text:style-name="T2">A <text:s text:c="2"/>B <text:s/>C <text:s/>D <text:s/>E</text:span></text:p>
      <text:p text:style-name="P7"><text:span text:style-name="T2">5 <text:s text:c="3"/>5 <text:s text:c="3"/>7 <text:s text:c="2"/>9 <text:s/>8</text:span></text:p>
      <text:p text:style-name="P6"><text:span text:style-name="T2">For undirected graphs</text:span></text:p>
      <text:p text:style-name="P6"><text:span text:style-name="T2">S to</text:span></text:p>
      <text:p text:style-name="P6"><text:span text:style-name="T2">A <text:s/>B <text:s/>C <text:s/>D <text:s/>E</text:span></text:p>
      <text:p text:style-name="P6"><text:span text:style-name="T2">5 <text:s text:c="2"/>5 <text:s text:c="2"/>4 <text:s text:c="2"/>3 <text:s/>8</text:span></text:p>
      <text:p text:style-name="P6"><text:span text:style-name="T2">Thus it works differently for both the cases</text:span></text:p>
      <text:p text:style-name="P7"><text:span text:style-name="T2"/></text:p>
      <text:p text:style-name="P2"><text:span text:style-name="T3"/></text:p>
      <text:p text:style-name="P2"><text:span text:style-name="T2"/></text:p>
      <text:p text:style-name="P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0:41:18.567974763</meta:creation-date>
    <dc:date>2023-01-18T11:25:51.968848319</dc:date>
    <meta:editing-duration>PT3M32S</meta:editing-duration>
    <meta:editing-cycles>1</meta:editing-cycles>
    <meta:document-statistic meta:table-count="0" meta:image-count="0" meta:object-count="0" meta:page-count="1" meta:paragraph-count="15" meta:word-count="152" meta:character-count="888" meta:non-whitespace-character-count="648"/>
    <meta:generator>LibreOffice/6.4.7.2$Linux_X86_64 LibreOffice_project/40$Build-2</meta:generator>
  </office:meta>
</office:document-meta>
</file>